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201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2018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201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2017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201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201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201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201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200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200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200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2006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200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200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200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9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9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9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9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95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9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9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9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9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9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9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9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9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9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8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8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8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8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8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8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8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7136" calcext:value-type="float">
            <text:p>57.8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85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8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8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8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4752" calcext:value-type="float">
            <text:p>58.59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8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8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1232" calcext:value-type="float">
            <text:p>57.1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8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8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79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7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7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77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6984" calcext:value-type="float">
            <text:p>51.3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7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75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7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7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7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7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7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7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6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6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6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68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6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76</text:p>
          </table:table-cell>
          <table:table-cell office:value-type="string" calcext:value-type="string">
            <text:p>1967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6" meta:object-count="0"/>
    <meta:user-defined meta:name="AppVersion">3.0</meta:user-defined>
  </office:meta>
</office:document-meta>
</file>